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Mcd15a2h: The MODIS data</text:p>
      <text:p text:style-name="P1">Greece_Rice_5_SimUnits.zip: Shapefile with the grid cells</text:p>
      <text:p text:style-name="P1">Rice_Masks: the rice crop mas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4</meta:generator>
  </office:meta>
</office:document-meta>
</file>